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draw:marker-start="" draw:marker-start-width="0.313cm" draw:marker-end="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2" style:family="graphic" style:parent-style-name="standard">
      <style:graphic-properties svg:stroke-width="0.076cm" draw:marker-start="Arrow" draw:marker-start-width="0.313cm" draw:marker-end="Extrémités_20_de_20_ligne_20_1" draw:marker-end-width="0.313cm" draw:stroke-linejoin="none" draw:fill="solid" draw:fill-color="#000000" draw:textarea-horizontal-align="justify" draw:textarea-vertical-align="middle" draw:auto-grow-height="fals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draw:marker-start="Extrémités_20_de_20_ligne_20_2" draw:marker-start-width="0.313cm" draw:marker-end="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width="0.076cm" draw:marker-start="" draw:marker-start-width="0.313cm" draw:marker-end="Extrémités_20_de_20_ligne_20_2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dash" draw:stroke-dash="Fine_20_Dashed_20__28_var_29_" svg:stroke-width="0.076cm" svg:stroke-color="#e90000" draw:marker-start="" draw:marker-start-width="0.313cm" draw:marker-end="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6" style:family="graphic" style:parent-style-name="standard">
      <style:graphic-properties svg:stroke-width="0.076cm" svg:stroke-color="#00c800" draw:marker-start="" draw:marker-start-width="0.313cm" draw:marker-end="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standard">
      <style:graphic-properties svg:stroke-width="0.076cm" draw:marker-start="" draw:marker-start-width="0.313cm" draw:marker-end="" draw:marker-end-width="0.313cm" draw:stroke-linejoin="none" draw:textarea-horizontal-align="center" draw:textarea-vertical-align="middle" fo:padding-top="0.162cm" fo:padding-bottom="0.162cm" fo:padding-left="0.287cm" fo:padding-right="0.287cm"/>
    </style:style>
    <style:style style:name="gr8" style:family="graphic" style:parent-style-name="standard">
      <style:graphic-properties svg:stroke-width="0.076cm" svg:stroke-color="#ffffff" draw:marker-start="Arrow" draw:marker-start-width="0.313cm" draw:marker-end="Extrémités_20_de_20_ligne_20_1" draw:marker-end-width="0.313cm" draw:stroke-linejoin="none" draw:fill="solid" draw:fill-color="#e6e6e6" draw:opacity="1%" draw:textarea-horizontal-align="justify" draw:textarea-vertical-align="middle" draw:auto-grow-height="false" fo:padding-top="0.162cm" fo:padding-bottom="0.162cm" fo:padding-left="0.287cm" fo:padding-right="0.287cm" draw:shadow-offset-x="0.305cm" draw:shadow-offset-y="0.305cm" draw:shadow-opacity="1%"/>
    </style:style>
    <style:style style:name="gr9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 style:text-position="100% 100%" fo:font-size="15pt" fo:text-shadow="none" style:font-size-asian="15pt" style:font-size-complex="15pt" style:font-relief="none"/>
    </style:style>
    <style:style style:name="P3" style:family="paragraph">
      <style:paragraph-properties fo:text-align="center"/>
      <style:text-properties style:text-position="100% 100%" fo:font-size="15pt" style:font-size-asian="15pt" style:font-size-complex="15pt"/>
    </style:style>
    <style:style style:name="P4" style:family="paragraph">
      <style:paragraph-properties fo:text-align="center"/>
      <style:text-properties style:text-position="100% 100%"/>
    </style:style>
    <style:style style:name="T1" style:family="text">
      <style:text-properties style:use-window-font-color="true" style:text-position="100% 100%" fo:font-size="15pt" fo:text-shadow="none" style:font-size-asian="15pt" style:font-size-complex="15pt" style:font-relief="none"/>
    </style:style>
    <style:style style:name="T2" style:family="text">
      <style:text-properties style:text-position="100% 100%" fo:font-size="15pt" style:font-size-asian="15pt" style:font-size-complex="15pt"/>
    </style:style>
    <style:style style:name="T3" style:family="text">
      <style:text-properties style:text-position="100% 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line draw:style-name="gr1" draw:text-style-name="P1" draw:layer="layout" svg:x1="3.808cm" svg:y1="5.079cm" svg:x2="6.348cm" svg:y2="3.809cm">
          <text:p/>
        </draw:line>
        <draw:line draw:style-name="gr1" draw:text-style-name="P1" draw:layer="layout" svg:x1="6.348cm" svg:y1="3.809cm" svg:x2="8.888cm" svg:y2="5.079cm">
          <text:p/>
        </draw:line>
        <draw:line draw:style-name="gr1" draw:text-style-name="P1" draw:layer="layout" svg:x1="3.808cm" svg:y1="5.079cm" svg:x2="6.348cm" svg:y2="6.349cm">
          <text:p/>
        </draw:line>
        <draw:line draw:style-name="gr1" draw:text-style-name="P1" draw:layer="layout" svg:x1="8.888cm" svg:y1="5.079cm" svg:x2="6.348cm" svg:y2="6.349cm">
          <text:p/>
        </draw:line>
        <draw:line draw:style-name="gr1" draw:text-style-name="P1" draw:layer="layout" svg:x1="6.348cm" svg:y1="6.349cm" svg:x2="6.348cm" svg:y2="3.809cm">
          <text:p/>
        </draw:line>
        <draw:line draw:style-name="gr1" draw:text-style-name="P1" draw:layer="layout" svg:x1="8.888cm" svg:y1="5.079cm" svg:x2="11.428cm" svg:y2="6.349cm">
          <text:p/>
        </draw:line>
        <draw:line draw:style-name="gr1" draw:text-style-name="P1" draw:layer="layout" svg:x1="6.348cm" svg:y1="6.349cm" svg:x2="8.888cm" svg:y2="7.619cm">
          <text:p/>
        </draw:line>
        <draw:line draw:style-name="gr1" draw:text-style-name="P1" draw:layer="layout" svg:x1="8.888cm" svg:y1="5.079cm" svg:x2="8.888cm" svg:y2="7.619cm">
          <text:p/>
        </draw:line>
        <draw:line draw:style-name="gr1" draw:text-style-name="P1" draw:layer="layout" svg:x1="11.428cm" svg:y1="6.349cm" svg:x2="8.888cm" svg:y2="7.619cm">
          <text:p/>
        </draw:line>
        <draw:line draw:style-name="gr1" draw:text-style-name="P1" draw:layer="layout" svg:x1="11.428cm" svg:y1="3.809cm" svg:x2="11.428cm" svg:y2="6.349cm">
          <text:p/>
        </draw:line>
        <draw:line draw:style-name="gr1" draw:text-style-name="P1" draw:layer="layout" svg:x1="8.888cm" svg:y1="5.079cm" svg:x2="11.428cm" svg:y2="3.809cm">
          <text:p/>
        </draw:line>
        <draw:custom-shape draw:style-name="gr2" draw:text-style-name="P1" draw:layer="layout" svg:width="0.406cm" svg:height="0.406cm" svg:x="6.14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6.145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3.60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5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3.968cm" svg:y1="5.079cm" svg:x2="16.508cm" svg:y2="3.809cm">
          <text:p/>
        </draw:line>
        <draw:line draw:style-name="gr4" draw:text-style-name="P1" draw:layer="layout" svg:x1="16.508cm" svg:y1="3.809cm" svg:x2="19.048cm" svg:y2="5.079cm">
          <text:p/>
        </draw:line>
        <draw:line draw:style-name="gr4" draw:text-style-name="P1" draw:layer="layout" svg:x1="13.968cm" svg:y1="5.079cm" svg:x2="16.508cm" svg:y2="6.349cm">
          <text:p/>
        </draw:line>
        <draw:line draw:style-name="gr3" draw:text-style-name="P1" draw:layer="layout" svg:x1="18.948cm" svg:y1="4.978cm" svg:x2="16.408cm" svg:y2="6.248cm">
          <text:p/>
        </draw:line>
        <draw:line draw:style-name="gr4" draw:text-style-name="P1" draw:layer="layout" svg:x1="16.508cm" svg:y1="6.348cm" svg:x2="16.508cm" svg:y2="3.808cm">
          <text:p/>
        </draw:line>
        <draw:line draw:style-name="gr3" draw:text-style-name="P1" draw:layer="layout" svg:x1="19.048cm" svg:y1="5.078cm" svg:x2="21.588cm" svg:y2="6.348cm">
          <text:p/>
        </draw:line>
        <draw:line draw:style-name="gr4" draw:text-style-name="P1" draw:layer="layout" svg:x1="16.408cm" svg:y1="6.449cm" svg:x2="18.948cm" svg:y2="7.719cm">
          <text:p/>
        </draw:line>
        <draw:line draw:style-name="gr4" draw:text-style-name="P1" draw:layer="layout" svg:x1="19.048cm" svg:y1="5.079cm" svg:x2="19.048cm" svg:y2="7.619cm">
          <text:p/>
        </draw:line>
        <draw:line draw:style-name="gr4" draw:text-style-name="P1" draw:layer="layout" svg:x1="21.588cm" svg:y1="6.349cm" svg:x2="19.048cm" svg:y2="7.619cm">
          <text:p/>
        </draw:line>
        <draw:line draw:style-name="gr3" draw:text-style-name="P1" draw:layer="layout" svg:x1="21.588cm" svg:y1="3.808cm" svg:x2="21.588cm" svg:y2="6.348cm">
          <text:p/>
        </draw:line>
        <draw:line draw:style-name="gr4" draw:text-style-name="P1" draw:layer="layout" svg:x1="19.048cm" svg:y1="5.079cm" svg:x2="21.588cm" svg:y2="3.809cm">
          <text:p/>
        </draw:line>
        <draw:custom-shape draw:style-name="gr2" draw:text-style-name="P1" draw:layer="layout" svg:width="0.406cm" svg:height="0.406cm" svg:x="16.30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6.305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3.76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5cm" svg:y="4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5cm" svg:y="7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5cm" svg:y="6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5cm" svg:y="3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9.148cm" svg:y1="5.179cm" svg:x2="16.608cm" svg:y2="6.449cm">
          <text:p/>
        </draw:line>
        <draw:line draw:style-name="gr3" draw:text-style-name="P1" draw:layer="layout" svg:x1="16.608cm" svg:y1="6.248cm" svg:x2="19.148cm" svg:y2="7.518cm">
          <text:p/>
        </draw:line>
        <draw:line draw:style-name="gr1" draw:text-style-name="P1" draw:layer="layout" svg:x1="6.348cm" svg:y1="15.239cm" svg:x2="6.348cm" svg:y2="11.429cm">
          <text:p/>
        </draw:line>
        <draw:line draw:style-name="gr1" draw:text-style-name="P1" draw:layer="layout" svg:x1="8.888cm" svg:y1="11.429cm" svg:x2="8.888cm" svg:y2="15.239cm">
          <text:p/>
        </draw:line>
        <draw:line draw:style-name="gr1" draw:text-style-name="P1" draw:layer="layout" svg:x1="11.428cm" svg:y1="11.429cm" svg:x2="11.428cm" svg:y2="15.239cm">
          <text:p/>
        </draw:line>
        <draw:custom-shape draw:style-name="gr2" draw:text-style-name="P1" draw:layer="layout" svg:width="0.406cm" svg:height="0.406cm" svg:x="6.14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6.145cm" svg:y="1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3.60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5cm" svg:y="1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5cm" svg:y="1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348cm" svg:y1="15.239cm" svg:x2="3.808cm" svg:y2="11.429cm">
          <text:p/>
        </draw:line>
        <draw:line draw:style-name="gr1" draw:text-style-name="P1" draw:layer="layout" svg:x1="6.348cm" svg:y1="11.429cm" svg:x2="8.888cm" svg:y2="15.239cm">
          <text:p/>
        </draw:line>
        <draw:line draw:style-name="gr1" draw:text-style-name="P1" draw:layer="layout" svg:x1="11.428cm" svg:y1="11.429cm" svg:x2="8.888cm" svg:y2="15.239cm">
          <text:p/>
        </draw:line>
        <draw:line draw:style-name="gr1" draw:text-style-name="P1" draw:layer="layout" svg:x1="8.888cm" svg:y1="11.429cm" svg:x2="6.348cm" svg:y2="15.239cm">
          <text:p/>
        </draw:line>
        <draw:line draw:style-name="gr1" draw:text-style-name="P1" draw:layer="layout" svg:x1="16.508cm" svg:y1="15.239cm" svg:x2="16.508cm" svg:y2="11.429cm">
          <text:p/>
        </draw:line>
        <draw:line draw:style-name="gr1" draw:text-style-name="P1" draw:layer="layout" svg:x1="20.318cm" svg:y1="13.969cm" svg:x2="16.508cm" svg:y2="11.429cm">
          <text:p/>
        </draw:line>
        <draw:line draw:style-name="gr1" draw:text-style-name="P1" draw:layer="layout" svg:x1="20.318cm" svg:y1="13.968cm" svg:x2="16.508cm" svg:y2="15.238cm">
          <text:p/>
        </draw:line>
        <draw:custom-shape draw:style-name="gr2" draw:text-style-name="P1" draw:layer="layout" svg:width="0.406cm" svg:height="0.406cm" svg:x="16.30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6.305cm" svg:y="1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5.035cm" svg:y="1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5cm" svg:y="11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5cm" svg:y="15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0.115cm" svg:y="13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048cm" svg:y1="15.239cm" svg:x2="16.508cm" svg:y2="11.429cm">
          <text:p/>
        </draw:line>
        <draw:line draw:style-name="gr1" draw:text-style-name="P1" draw:layer="layout" svg:x1="15.238cm" svg:y1="13.969cm" svg:x2="16.508cm" svg:y2="11.429cm">
          <text:p/>
        </draw:line>
        <draw:line draw:style-name="gr1" draw:text-style-name="P1" draw:layer="layout" svg:x1="15.238cm" svg:y1="13.968cm" svg:x2="19.048cm" svg:y2="15.238cm">
          <text:p/>
        </draw:line>
        <draw:line draw:style-name="gr1" draw:text-style-name="P1" draw:layer="layout" svg:x1="19.048cm" svg:y1="15.239cm" svg:x2="19.048cm" svg:y2="11.429cm">
          <text:p/>
        </draw:line>
        <draw:line draw:style-name="gr1" draw:text-style-name="P1" draw:layer="layout" svg:x1="19.048cm" svg:y1="15.238cm" svg:x2="16.508cm" svg:y2="15.238cm">
          <text:p/>
        </draw:line>
        <draw:line draw:style-name="gr1" draw:text-style-name="P1" draw:layer="layout" svg:x1="19.048cm" svg:y1="11.429cm" svg:x2="16.508cm" svg:y2="15.239cm">
          <text:p/>
        </draw:line>
        <draw:line draw:style-name="gr1" draw:text-style-name="P1" draw:layer="layout" svg:x1="3.81cm" svg:y1="20.321cm" svg:x2="6.35cm" svg:y2="19.051cm">
          <text:p/>
        </draw:line>
        <draw:line draw:style-name="gr1" draw:text-style-name="P1" draw:layer="layout" svg:x1="6.25cm" svg:y1="19.151cm" svg:x2="8.79cm" svg:y2="20.421cm">
          <text:p/>
        </draw:line>
        <draw:line draw:style-name="gr1" draw:text-style-name="P1" draw:layer="layout" svg:x1="3.81cm" svg:y1="20.321cm" svg:x2="6.35cm" svg:y2="21.591cm">
          <text:p/>
        </draw:line>
        <draw:line draw:style-name="gr1" draw:text-style-name="P1" draw:layer="layout" svg:x1="8.89cm" svg:y1="20.321cm" svg:x2="6.35cm" svg:y2="21.591cm">
          <text:p/>
        </draw:line>
        <draw:line draw:style-name="gr1" draw:text-style-name="P1" draw:layer="layout" svg:x1="6.35cm" svg:y1="21.591cm" svg:x2="6.35cm" svg:y2="19.051cm">
          <text:p/>
        </draw:line>
        <draw:line draw:style-name="gr1" draw:text-style-name="P1" draw:layer="layout" svg:x1="8.89cm" svg:y1="20.321cm" svg:x2="11.43cm" svg:y2="21.591cm">
          <text:p/>
        </draw:line>
        <draw:line draw:style-name="gr1" draw:text-style-name="P1" draw:layer="layout" svg:x1="6.25cm" svg:y1="21.691cm" svg:x2="8.79cm" svg:y2="22.961cm">
          <text:p/>
        </draw:line>
        <draw:line draw:style-name="gr1" draw:text-style-name="P1" draw:layer="layout" svg:x1="8.89cm" svg:y1="20.321cm" svg:x2="8.89cm" svg:y2="22.861cm">
          <text:p/>
        </draw:line>
        <draw:line draw:style-name="gr1" draw:text-style-name="P1" draw:layer="layout" svg:x1="11.53cm" svg:y1="21.691cm" svg:x2="8.99cm" svg:y2="22.961cm">
          <text:p/>
        </draw:line>
        <draw:line draw:style-name="gr1" draw:text-style-name="P1" draw:layer="layout" svg:x1="11.43cm" svg:y1="19.051cm" svg:x2="11.43cm" svg:y2="21.591cm">
          <text:p/>
        </draw:line>
        <draw:line draw:style-name="gr1" draw:text-style-name="P1" draw:layer="layout" svg:x1="8.89cm" svg:y1="20.321cm" svg:x2="11.43cm" svg:y2="19.051cm">
          <text:p/>
        </draw:line>
        <draw:custom-shape draw:style-name="gr2" draw:text-style-name="P1" draw:layer="layout" svg:width="0.406cm" svg:height="0.406cm" svg:x="6.147cm" svg:y="1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6.147cm" svg:y="2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3.607cm" svg:y="20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7cm" svg:y="20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7cm" svg:y="2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7cm" svg:y="2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7cm" svg:y="1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45cm" svg:y1="18.951cm" svg:x2="8.99cm" svg:y2="20.221cm">
          <text:p/>
        </draw:line>
        <draw:line draw:style-name="gr1" draw:text-style-name="P1" draw:layer="layout" svg:x1="11.33cm" svg:y1="21.491cm" svg:x2="8.79cm" svg:y2="22.761cm">
          <text:p/>
        </draw:line>
        <draw:line draw:style-name="gr1" draw:text-style-name="P1" draw:layer="layout" svg:x1="6.45cm" svg:y1="21.491cm" svg:x2="8.99cm" svg:y2="22.761cm">
          <text:p/>
        </draw:line>
        <draw:line draw:style-name="gr1" draw:text-style-name="P1" draw:layer="layout" svg:x1="11.43cm" svg:y1="19.051cm" svg:x2="11.43cm" svg:y2="21.591cm">
          <text:p/>
        </draw:line>
        <draw:line draw:style-name="gr1" draw:text-style-name="P1" draw:layer="layout" svg:x1="6.35cm" svg:y1="21.591cm" svg:x2="8.89cm" svg:y2="22.861cm">
          <text:p/>
        </draw:line>
        <draw:line draw:style-name="gr5" draw:text-style-name="P1" draw:layer="layout" svg:x1="13.97cm" svg:y1="20.321cm" svg:x2="16.51cm" svg:y2="19.051cm">
          <text:p/>
        </draw:line>
        <draw:line draw:style-name="gr5" draw:text-style-name="P1" draw:layer="layout" svg:x1="16.51cm" svg:y1="19.051cm" svg:x2="19.05cm" svg:y2="20.321cm">
          <text:p/>
        </draw:line>
        <draw:line draw:style-name="gr6" draw:text-style-name="P1" draw:layer="layout" svg:x1="13.97cm" svg:y1="20.321cm" svg:x2="16.51cm" svg:y2="21.591cm">
          <text:p/>
        </draw:line>
        <draw:line draw:style-name="gr6" draw:text-style-name="P1" draw:layer="layout" svg:x1="19.05cm" svg:y1="20.321cm" svg:x2="16.51cm" svg:y2="21.591cm">
          <text:p/>
        </draw:line>
        <draw:line draw:style-name="gr6" draw:text-style-name="P1" draw:layer="layout" svg:x1="16.51cm" svg:y1="21.591cm" svg:x2="16.51cm" svg:y2="19.051cm">
          <text:p/>
        </draw:line>
        <draw:line draw:style-name="gr6" draw:text-style-name="P1" draw:layer="layout" svg:x1="19.05cm" svg:y1="20.321cm" svg:x2="21.59cm" svg:y2="21.591cm">
          <text:p/>
        </draw:line>
        <draw:line draw:style-name="gr6" draw:text-style-name="P1" draw:layer="layout" svg:x1="16.51cm" svg:y1="21.591cm" svg:x2="19.05cm" svg:y2="22.861cm">
          <text:p/>
        </draw:line>
        <draw:line draw:style-name="gr6" draw:text-style-name="P1" draw:layer="layout" svg:x1="19.05cm" svg:y1="20.321cm" svg:x2="19.05cm" svg:y2="22.861cm">
          <text:p/>
        </draw:line>
        <draw:line draw:style-name="gr5" draw:text-style-name="P1" draw:layer="layout" svg:x1="21.59cm" svg:y1="21.591cm" svg:x2="19.05cm" svg:y2="22.861cm">
          <text:p/>
        </draw:line>
        <draw:line draw:style-name="gr6" draw:text-style-name="P1" draw:layer="layout" svg:x1="21.59cm" svg:y1="19.051cm" svg:x2="21.59cm" svg:y2="21.591cm">
          <text:p/>
        </draw:line>
        <draw:line draw:style-name="gr6" draw:text-style-name="P1" draw:layer="layout" svg:x1="19.05cm" svg:y1="20.321cm" svg:x2="21.59cm" svg:y2="19.051cm">
          <text:p/>
        </draw:line>
        <draw:custom-shape draw:style-name="gr2" draw:text-style-name="P1" draw:layer="layout" svg:width="0.406cm" svg:height="0.406cm" svg:x="16.307cm" svg:y="1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6.307cm" svg:y="2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3.767cm" svg:y="20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7cm" svg:y="20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7cm" svg:y="22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7cm" svg:y="2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7cm" svg:y="1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3.81cm" svg:y1="27.941cm" svg:x2="6.35cm" svg:y2="26.671cm">
          <text:p text:style-name="P1"><text:span text:style-name="T1">1</text:span></text:p>
        </draw:line>
        <draw:line draw:style-name="gr7" draw:text-style-name="P3" draw:layer="layout" svg:x1="6.35cm" svg:y1="26.671cm" svg:x2="8.89cm" svg:y2="27.941cm">
          <text:p text:style-name="P1"><text:span text:style-name="T2">5</text:span></text:p>
        </draw:line>
        <draw:line draw:style-name="gr7" draw:text-style-name="P3" draw:layer="layout" svg:x1="3.81cm" svg:y1="27.941cm" svg:x2="6.35cm" svg:y2="29.211cm">
          <text:p text:style-name="P1"><text:span text:style-name="T2">5</text:span></text:p>
        </draw:line>
        <draw:line draw:style-name="gr7" draw:text-style-name="P3" draw:layer="layout" svg:x1="6.35cm" svg:y1="29.21cm" svg:x2="8.89cm" svg:y2="27.94cm">
          <text:p text:style-name="P1"><text:span text:style-name="T2">3</text:span></text:p>
        </draw:line>
        <draw:line draw:style-name="gr7" draw:text-style-name="P3" draw:layer="layout" svg:x1="6.35cm" svg:y1="26.67cm" svg:x2="6.35cm" svg:y2="29.21cm">
          <text:p text:style-name="P1"><text:span text:style-name="T2">4</text:span></text:p>
        </draw:line>
        <draw:line draw:style-name="gr7" draw:text-style-name="P3" draw:layer="layout" svg:x1="8.89cm" svg:y1="27.941cm" svg:x2="11.43cm" svg:y2="29.211cm">
          <text:p text:style-name="P1"><text:span text:style-name="T2">4</text:span></text:p>
        </draw:line>
        <draw:line draw:style-name="gr7" draw:text-style-name="P3" draw:layer="layout" svg:x1="6.35cm" svg:y1="29.211cm" svg:x2="8.89cm" svg:y2="30.481cm">
          <text:p text:style-name="P1"><text:span text:style-name="T2">1</text:span></text:p>
        </draw:line>
        <draw:line draw:style-name="gr7" draw:text-style-name="P3" draw:layer="layout" svg:x1="8.89cm" svg:y1="27.941cm" svg:x2="8.89cm" svg:y2="30.481cm">
          <text:p text:style-name="P1"><text:span text:style-name="T2">5</text:span></text:p>
        </draw:line>
        <draw:line draw:style-name="gr7" draw:text-style-name="P3" draw:layer="layout" svg:x1="8.89cm" svg:y1="30.48cm" svg:x2="11.43cm" svg:y2="29.21cm">
          <text:p text:style-name="P1"><text:span text:style-name="T2">4</text:span></text:p>
        </draw:line>
        <draw:line draw:style-name="gr7" draw:text-style-name="P3" draw:layer="layout" svg:x1="11.43cm" svg:y1="26.671cm" svg:x2="11.43cm" svg:y2="29.211cm">
          <text:p text:style-name="P1"><text:span text:style-name="T2">4</text:span></text:p>
        </draw:line>
        <draw:line draw:style-name="gr7" draw:text-style-name="P3" draw:layer="layout" svg:x1="8.89cm" svg:y1="27.941cm" svg:x2="11.43cm" svg:y2="26.671cm">
          <text:p text:style-name="P1"><text:span text:style-name="T2">5</text:span></text:p>
        </draw:line>
        <draw:custom-shape draw:style-name="gr2" draw:text-style-name="P1" draw:layer="layout" svg:width="0.406cm" svg:height="0.406cm" svg:x="6.147cm" svg:y="2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6.147cm" svg:y="2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3.607cm" svg:y="2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7cm" svg:y="2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8.687cm" svg:y="3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7cm" svg:y="2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1.227cm" svg:y="2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3.97cm" svg:y1="27.941cm" svg:x2="16.51cm" svg:y2="26.671cm">
          <text:p text:style-name="P1"><text:span text:style-name="T3">t₁</text:span></text:p>
        </draw:line>
        <draw:line draw:style-name="gr7" draw:text-style-name="P4" draw:layer="layout" svg:x1="16.51cm" svg:y1="26.671cm" svg:x2="19.05cm" svg:y2="27.941cm">
          <text:p text:style-name="P1"><text:span text:style-name="T3">t₅</text:span></text:p>
        </draw:line>
        <draw:line draw:style-name="gr7" draw:text-style-name="P4" draw:layer="layout" svg:x1="13.97cm" svg:y1="27.941cm" svg:x2="16.51cm" svg:y2="29.211cm">
          <text:p text:style-name="P1"><text:span text:style-name="T3">t₉</text:span></text:p>
        </draw:line>
        <draw:line draw:style-name="gr7" draw:text-style-name="P4" draw:layer="layout" svg:x1="16.51cm" svg:y1="29.21cm" svg:x2="19.05cm" svg:y2="27.94cm">
          <text:p text:style-name="P1"><text:span text:style-name="T3">t₁₁</text:span></text:p>
        </draw:line>
        <draw:line draw:style-name="gr7" draw:text-style-name="P4" draw:layer="layout" svg:x1="16.51cm" svg:y1="26.67cm" svg:x2="16.51cm" svg:y2="29.21cm">
          <text:p text:style-name="P1"><text:span text:style-name="T3">t₄</text:span></text:p>
        </draw:line>
        <draw:line draw:style-name="gr7" draw:text-style-name="P4" draw:layer="layout" svg:x1="19.05cm" svg:y1="27.941cm" svg:x2="21.59cm" svg:y2="29.211cm">
          <text:p text:style-name="P1"><text:span text:style-name="T3">t₂</text:span></text:p>
        </draw:line>
        <draw:line draw:style-name="gr7" draw:text-style-name="P4" draw:layer="layout" svg:x1="16.51cm" svg:y1="29.211cm" svg:x2="19.05cm" svg:y2="30.481cm">
          <text:p text:style-name="P1"><text:span text:style-name="T3">t₈</text:span></text:p>
        </draw:line>
        <draw:line draw:style-name="gr7" draw:text-style-name="P4" draw:layer="layout" svg:x1="19.05cm" svg:y1="27.941cm" svg:x2="19.05cm" svg:y2="30.481cm">
          <text:p text:style-name="P1"><text:span text:style-name="T3">t₁₀</text:span></text:p>
        </draw:line>
        <draw:line draw:style-name="gr7" draw:text-style-name="P4" draw:layer="layout" svg:x1="19.05cm" svg:y1="30.48cm" svg:x2="21.59cm" svg:y2="29.21cm">
          <text:p text:style-name="P1"><text:span text:style-name="T3">t₇</text:span></text:p>
        </draw:line>
        <draw:line draw:style-name="gr7" draw:text-style-name="P4" draw:layer="layout" svg:x1="21.59cm" svg:y1="26.671cm" svg:x2="21.59cm" svg:y2="29.211cm">
          <text:p text:style-name="P1"><text:span text:style-name="T3">t₆</text:span></text:p>
        </draw:line>
        <draw:line draw:style-name="gr7" draw:text-style-name="P4" draw:layer="layout" svg:x1="19.05cm" svg:y1="27.941cm" svg:x2="21.59cm" svg:y2="26.671cm">
          <text:p text:style-name="P1"><text:span text:style-name="T3">t₃</text:span></text:p>
        </draw:line>
        <draw:custom-shape draw:style-name="gr2" draw:text-style-name="P1" draw:layer="layout" svg:width="0.406cm" svg:height="0.406cm" svg:x="16.307cm" svg:y="2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6.307cm" svg:y="2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3.767cm" svg:y="2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7cm" svg:y="27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18.847cm" svg:y="30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7cm" svg:y="29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06cm" svg:height="0.406cm" svg:x="21.387cm" svg:y="26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06cm" svg:height="0.406cm" svg:x="13.767cm" svg:y="1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06cm" svg:height="0.406cm" svg:x="21.387cm" svg:y="15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Extrémités_20_de_20_ligne_20_1" draw:display-name="Extrémités de ligne 1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Extrémités_20_de_20_ligne_20_2" draw:display-name="Extrémités de ligne 2" svg:viewBox="0 0 1321 3493" svg:d="m1321 3493h-1321l702-3493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5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3.882cm" svg:height="7.047cm" svg:x="3.706cm" svg:y="2.397cm" draw:page-number="1"/>
      <draw:page-thumbnail draw:layer="backgroundobjects" svg:width="3.882cm" svg:height="7.047cm" svg:x="3.706cm" svg:y="10.445cm"/>
      <draw:page-thumbnail draw:layer="backgroundobjects" svg:width="3.882cm" svg:height="7.047cm" svg:x="3.706cm" svg:y="18.493cm"/>
      <draw:page-thumbnail draw:layer="backgroundobjects" svg:width="3.882cm" svg:height="7.047cm" svg:x="14.001cm" svg:y="2.397cm"/>
      <draw:page-thumbnail draw:layer="backgroundobjects" svg:width="3.882cm" svg:height="7.047cm" svg:x="14.001cm" svg:y="10.445cm"/>
      <draw:page-thumbnail draw:layer="backgroundobjects" svg:width="3.882cm" svg:height="7.047cm" svg:x="14.001cm" svg:y="18.493cm"/>
    </style:handout-master>
    <style:master-page style:name="Standard" style:page-layout-name="PM1" draw:style-name="Mdp1">
      <draw:frame presentation:style-name="Standard-title" draw:layer="backgroundobjects" svg:width="25.199cm" svg:height="3.507cm" svg:x="1.398cm" svg:y="0.835cm" presentation:class="title" presentation:placeholder="true">
        <draw:text-box/>
      </draw:frame>
      <draw:frame presentation:style-name="Standard-outline1" draw:layer="backgroundobjects" svg:width="25.199cm" svg:height="33.528cm" svg:x="1.398cm" svg:y="4.912cm" presentation:class="outline" presentation:placeholder="true">
        <draw:text-box/>
      </draw:frame>
      <draw:frame presentation:style-name="Mpr1" draw:text-style-name="MP1" draw:layer="backgroundobjects" svg:width="6.523cm" svg:height="1.449cm" svg:x="1.398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9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9cm" svg:x="20.073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3-08T15:21:34</meta:creation-date>
    <meta:editing-duration>PT02H38M52S</meta:editing-duration>
    <meta:editing-cycles>13</meta:editing-cycles>
    <dc:date>2011-03-31T14:29:44</dc:date>
    <dc:creator>Jérôme Kunegis</dc:creator>
    <meta:generator>OpenOffice.org/3.2$Linux OpenOffice.org_project/320m12$Build-9483</meta:generator>
    <meta:document-statistic meta:object-count="169"/>
  </office:meta>
</office:document-meta>
</file>